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nowstorm...</text:p>
          </table:table-cell>
          <table:table-cell table:number-columns-repeated="1020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wind is so cold...!</text:p>
          </table:table-cell>
          <table:table-cell table:number-columns-repeated="1020"/>
        </table:table-row>
        <table:table-row>
          <table:table-cell table:style-name="ce0" office:value-type="string">
            <text:p>これはけっこうしんど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getting tired...</text:p>
          </table:table-cell>
          <table:table-cell table:number-columns-repeated="1020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've gotta push through, or we can't
conduct our search...!</text:p>
          </table:table-cell>
          <table:table-cell table:number-columns-repeated="1020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investigate, tout-de-suite!</text:p>
          </table:table-cell>
          <table:table-cell table:number-columns-repeated="1020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style-name="ce0"/>
          <table:table-cell table:style-name="ce0"/>
          <table:table-cell table:style-name="ce0" office:value-type="string">
            <text:p>I'll freeze my butt off if I hafta stay in this
blizzard too long...!</text:p>
          </table:table-cell>
          <table:table-cell table:number-columns-repeated="1020"/>
        </table:table-row>
        <table:table-row>
          <table:table-cell table:style-name="ce0" office:value-type="string">
            <text:p>よし、速やかに行動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, let's act quickly.</text:p>
          </table:table-cell>
          <table:table-cell table:number-columns-repeated="1020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the snowstorm just picked up...!</text:p>
          </table:table-cell>
          <table:table-cell table:number-columns-repeated="1020"/>
        </table:table-row>
        <table:table-row>
          <table:table-cell table:style-name="ce0" office:value-type="string">
            <text:p>ふええええ寒いいいい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eeeeeeehsoooocooooooold!!</text:p>
          </table:table-cell>
          <table:table-cell table:number-columns-repeated="1020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ah! It's gettin' worse every second!!</text:p>
          </table:table-cell>
          <table:table-cell table:number-columns-repeated="1020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The cold is one thing, but we're
quickly losing visibility.</text:p>
          </table:table-cell>
          <table:table-cell table:number-columns-repeated="1020"/>
        </table:table-row>
        <table:table-row>
          <table:table-cell table:style-name="ce0" office:value-type="string">
            <text:p>道を戻るのも一苦労だぞ。</text:p>
          </table:table-cell>
          <table:table-cell table:style-name="ce0"/>
          <table:table-cell table:style-name="ce0"/>
          <table:table-cell table:style-name="ce0" office:value-type="string">
            <text:p>We're going to struggle to find our way back.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eguma-kun! At this rate...
We're all gonna freeze!!</text:p>
          </table:table-cell>
          <table:table-cell table:number-columns-repeated="1020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look! I can see a hole in that wall!</text:p>
          </table:table-cell>
          <table:table-cell table:number-columns-repeated="1020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eye, Harukaze. That might make a good
temporary refuge.</text:p>
          </table:table-cell>
          <table:table-cell table:number-columns-repeated="1020"/>
        </table:table-row>
        <table:table-row>
          <table:table-cell table:style-name="ce0" office:value-type="string">
            <text:p>い、急げー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urryyyy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